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E0000201100000A0AFE9BA159.svm" manifest:media-type=""/>
  <manifest:file-entry manifest:full-path="Pictures/2000000700001195000011953DE89E53.svm" manifest:media-type=""/>
  <manifest:file-entry manifest:full-path="Pictures/2000005C000004D300000264F8EB11E7.svm" manifest:media-type=""/>
  <manifest:file-entry manifest:full-path="Pictures/2000000F0000046E00000458778E4864.svm" manifest:media-type=""/>
  <manifest:file-entry manifest:full-path="Pictures/2000000F00000444000004E0B5B1A002.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3" svg:font-family="Tahoma"/>
    <style:font-face style:name="F" svg:font-family="" style:font-family-generic="roman"/>
    <style:font-face style:name="Tahoma" svg:font-family="Tahoma" style:font-family-generic="swiss"/>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text-indent="0in" style:auto-text-indent="false"/>
      <style:text-properties fo:font-size="16pt" fo:font-style="italic" style:font-size-asian="16pt" style:font-style-asian="italic" style:font-size-complex="16pt" style:font-style-complex="italic"/>
    </style:style>
    <style:style style:name="P5" style:family="paragraph" style:parent-style-name="Standard">
      <style:paragraph-properties fo:margin-left="0.75in" fo:margin-right="0in" fo:text-indent="0in" style:auto-text-indent="false"/>
    </style:style>
    <style:style style:name="P6" style:family="paragraph" style:parent-style-name="Standard" style:list-style-name="WW8Num1"/>
    <style:style style:name="P7" style:family="paragraph" style:parent-style-name="Standard" style:list-style-name="WW8Num1">
      <style:text-properties officeooo:paragraph-rsid="0021fe5f"/>
    </style:style>
    <style:style style:name="P8" style:family="paragraph" style:parent-style-name="Standard">
      <style:paragraph-properties fo:text-align="justify" style:justify-single-word="false"/>
    </style:style>
    <style:style style:name="P9" style:family="paragraph" style:parent-style-name="Standard" style:list-style-name="WW8Num1">
      <style:paragraph-properties fo:text-align="justify" style:justify-single-word="false"/>
    </style:style>
    <style:style style:name="P10" style:family="paragraph" style:parent-style-name="Standard">
      <style:paragraph-properties fo:text-align="justify" style:justify-single-word="false"/>
      <style:text-properties officeooo:paragraph-rsid="00532771"/>
    </style:style>
    <style:style style:name="P11" style:family="paragraph" style:parent-style-name="Standard">
      <style:paragraph-properties fo:text-align="justify" style:justify-single-word="false"/>
      <style:text-properties officeooo:paragraph-rsid="00626d24"/>
    </style:style>
    <style:style style:name="P12" style:family="paragraph" style:parent-style-name="Standard" style:list-style-name="WW8Num1">
      <style:text-properties officeooo:rsid="002c19a1" officeooo:paragraph-rsid="002c19a1"/>
    </style:style>
    <style:style style:name="P13" style:family="paragraph" style:parent-style-name="Standard">
      <style:text-properties officeooo:paragraph-rsid="002f3d8e"/>
    </style:style>
    <style:style style:name="P14" style:family="paragraph" style:parent-style-name="Standard">
      <style:text-properties officeooo:paragraph-rsid="0032f6fb"/>
    </style:style>
    <style:style style:name="P15" style:family="paragraph" style:parent-style-name="Standard" style:list-style-name="WW8Num1">
      <style:text-properties officeooo:rsid="003790bb" officeooo:paragraph-rsid="003790bb"/>
    </style:style>
    <style:style style:name="P16" style:family="paragraph" style:parent-style-name="Standard">
      <style:text-properties officeooo:paragraph-rsid="003bed81"/>
    </style:style>
    <style:style style:name="P17" style:family="paragraph" style:parent-style-name="Standard" style:list-style-name="WW8Num1">
      <style:paragraph-properties fo:text-align="justify" style:justify-single-word="false"/>
      <style:text-properties officeooo:rsid="006223d8" officeooo:paragraph-rsid="006223d8"/>
    </style:style>
    <style:style style:name="P18" style:family="paragraph" style:parent-style-name="Standard" style:list-style-name="WW8Num1">
      <style:paragraph-properties fo:text-align="justify" style:justify-single-word="false"/>
      <style:text-properties officeooo:rsid="006eb8ea" officeooo:paragraph-rsid="006eb8ea"/>
    </style:style>
    <style:style style:name="P19" style:family="paragraph" style:parent-style-name="Standard">
      <style:paragraph-properties fo:margin-left="0.25in" fo:margin-right="0in" fo:text-indent="0in" style:auto-text-indent="false"/>
      <style:text-properties officeooo:rsid="00252ab3" officeooo:paragraph-rsid="00252ab3"/>
    </style:style>
    <style:style style:name="P20" style:family="paragraph" style:parent-style-name="Standard">
      <style:paragraph-properties fo:margin-left="0.25in" fo:margin-right="0in" fo:text-indent="0in" style:auto-text-indent="false"/>
      <style:text-properties officeooo:paragraph-rsid="0028377d"/>
    </style:style>
    <style:style style:name="P21" style:family="paragraph" style:parent-style-name="Standard">
      <style:paragraph-properties fo:margin-left="0.25in" fo:margin-right="0in" fo:text-indent="0in" style:auto-text-indent="false"/>
      <style:text-properties officeooo:paragraph-rsid="0029f7b9"/>
    </style:style>
    <style:style style:name="P22" style:family="paragraph" style:parent-style-name="Standard">
      <style:paragraph-properties fo:margin-left="0.25in" fo:margin-right="0in" fo:text-indent="0in" style:auto-text-indent="false"/>
      <style:text-properties officeooo:rsid="002b02a4" officeooo:paragraph-rsid="002b02a4"/>
    </style:style>
    <style:style style:name="P23" style:family="paragraph" style:parent-style-name="Standard">
      <style:paragraph-properties fo:margin-left="0.25in" fo:margin-right="0in" fo:text-align="justify" style:justify-single-word="false" fo:text-indent="0in" style:auto-text-indent="false"/>
      <style:text-properties officeooo:paragraph-rsid="00532771"/>
    </style:style>
    <style:style style:name="P24" style:family="paragraph" style:parent-style-name="Standard">
      <style:paragraph-properties fo:margin-left="0.25in" fo:margin-right="0in" fo:text-indent="0in" style:auto-text-indent="false"/>
      <style:text-properties officeooo:paragraph-rsid="00532771"/>
    </style:style>
    <style:style style:name="P25" style:family="paragraph" style:parent-style-name="Standard">
      <style:paragraph-properties fo:margin-left="0.25in" fo:margin-right="0in" fo:text-indent="0in" style:auto-text-indent="false"/>
      <style:text-properties officeooo:rsid="005b239b" officeooo:paragraph-rsid="005b239b"/>
    </style:style>
    <style:style style:name="P26" style:family="paragraph" style:parent-style-name="Standard">
      <style:paragraph-properties fo:margin-left="0.75in" fo:margin-right="0in" fo:text-indent="0in" style:auto-text-indent="false"/>
      <style:text-properties officeooo:rsid="002a1300" officeooo:paragraph-rsid="002a1300"/>
    </style:style>
    <style:style style:name="P27" style:family="paragraph" style:parent-style-name="Standard">
      <style:paragraph-properties fo:margin-left="0.75in" fo:margin-right="0in" fo:text-indent="0in" style:auto-text-indent="false"/>
      <style:text-properties officeooo:paragraph-rsid="00303add"/>
    </style:style>
    <style:style style:name="P28" style:family="paragraph" style:parent-style-name="Heading_20_1" style:master-page-name="Standard">
      <style:paragraph-properties style:page-number="auto"/>
    </style:style>
    <style:style style:name="P29" style:family="paragraph">
      <style:text-properties fo:font-size="10pt" style:font-size-asian="10pt" style:font-size-complex="10pt"/>
    </style:style>
    <style:style style:name="P30" style:family="paragraph">
      <style:paragraph-properties fo:text-align="center"/>
    </style:style>
    <style:style style:name="T1" style:family="text">
      <style:text-properties style:text-position="super 58%"/>
    </style:style>
    <style:style style:name="T2" style:family="text">
      <style:text-properties officeooo:rsid="001fc441"/>
    </style:style>
    <style:style style:name="T3" style:family="text">
      <style:text-properties officeooo:rsid="0021990d"/>
    </style:style>
    <style:style style:name="T4" style:family="text">
      <style:text-properties officeooo:rsid="0021fe5f"/>
    </style:style>
    <style:style style:name="T5" style:family="text">
      <style:text-properties officeooo:rsid="00230c92"/>
    </style:style>
    <style:style style:name="T6" style:family="text">
      <style:text-properties officeooo:rsid="0023b90d"/>
    </style:style>
    <style:style style:name="T7" style:family="text">
      <style:text-properties officeooo:rsid="0027d76d"/>
    </style:style>
    <style:style style:name="T8" style:family="text">
      <style:text-properties officeooo:rsid="0028377d"/>
    </style:style>
    <style:style style:name="T9" style:family="text">
      <style:text-properties officeooo:rsid="0029f7b9"/>
    </style:style>
    <style:style style:name="T10" style:family="text">
      <style:text-properties officeooo:rsid="002a54ae"/>
    </style:style>
    <style:style style:name="T11" style:family="text">
      <style:text-properties officeooo:rsid="002c3aa4"/>
    </style:style>
    <style:style style:name="T12" style:family="text">
      <style:text-properties officeooo:rsid="002cc66d"/>
    </style:style>
    <style:style style:name="T13" style:family="text">
      <style:text-properties officeooo:rsid="002d3124"/>
    </style:style>
    <style:style style:name="T14" style:family="text">
      <style:text-properties officeooo:rsid="002f3d8e"/>
    </style:style>
    <style:style style:name="T15" style:family="text">
      <style:text-properties officeooo:rsid="00303add"/>
    </style:style>
    <style:style style:name="T16" style:family="text">
      <style:text-properties officeooo:rsid="00317c05"/>
    </style:style>
    <style:style style:name="T17" style:family="text">
      <style:text-properties officeooo:rsid="0032f6fb"/>
    </style:style>
    <style:style style:name="T18" style:family="text">
      <style:text-properties officeooo:rsid="0033ffe1"/>
    </style:style>
    <style:style style:name="T19" style:family="text">
      <style:text-properties officeooo:rsid="003bed81"/>
    </style:style>
    <style:style style:name="T20" style:family="text">
      <style:text-properties officeooo:rsid="006bc7af"/>
    </style:style>
    <style:style style:name="T21" style:family="text">
      <style:text-properties officeooo:rsid="006fdef0"/>
    </style:style>
    <style:style style:name="T22" style:family="text">
      <style:text-properties officeooo:rsid="0071e2c4"/>
    </style:style>
    <style:style style:name="T2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2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1"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3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CS 378 Lab 06 – Understanding IP addressing: Q&amp;A </text:h>
      <text:p text:style-name="Standard"><text:span text:style-name="T22">Roll: 120050047 Date: </text:span>September 24<text:span text:style-name="T1">th</text:span>, 2014 <text:s text:c="2"/></text:p>
      <text:p text:style-name="P1">Write answers in the space provided.</text:p>
      <text:p text:style-name="Standard"/>
      <text:list xml:id="list8681279202976851991" text:style-name="WW8Num1">
        <text:list-item>
          <text:p text:style-name="P6">What is the MAC address of my laptop?</text:p>
        </text:list-item>
      </text:list>
      <text:p text:style-name="P3"><text:tab/> <text:s text:c="4"/><text:span text:style-name="T6">Answer: 00:22:fa:2b:4f:50</text:span></text:p>
      <text:list xml:id="list165450266004352" text:continue-numbering="true" text:style-name="WW8Num1">
        <text:list-item>
          <text:p text:style-name="P6">What is the MAC address of the wireless interface of WiFi access point?</text:p>
        </text:list-item>
      </text:list>
      <text:p text:style-name="Standard"><text:tab/> <text:s text:c="4"/><text:span text:style-name="T6">Answer: <text:s/>94:d7:23:7b:e1:90</text:span></text:p>
      <text:list xml:id="list165450927595073" text:continue-numbering="true" text:style-name="WW8Num1">
        <text:list-item>
          <text:p text:style-name="P6">What do the first four packets of the laptopConnectingToWireless.pcap trace seem to be doing?</text:p>
        </text:list-item>
      </text:list>
      <text:p text:style-name="Standard"><text:tab/> <text:s text:c="4"/><text:span text:style-name="T6">Answer: Exchange of key between the client and the wireless access point by EAPOL protocol for authentication. </text:span></text:p>
      <text:p text:style-name="P3"/>
      <text:list xml:id="list165450444079086" text:continue-numbering="true" text:style-name="WW8Num1">
        <text:list-item>
          <text:p text:style-name="P6">What is the subnet address of my home wireless network (write in a.b.c.d/x notation)?</text:p>
        </text:list-item>
      </text:list>
      <text:p text:style-name="P19"><text:s text:c="6"/>Answer: 192.168.0.0/24</text:p>
      <text:p text:style-name="P19"/>
      <text:list xml:id="list165451701987383" text:continue-numbering="true" text:style-name="WW8Num1">
        <text:list-item>
          <text:p text:style-name="P6">My laptop is getting an IP address through DHCP. How many packets are involved in getting this address? Why does it seem to be less than the expected number of packets?</text:p>
        </text:list-item>
      </text:list>
      <text:p text:style-name="Standard"><text:tab/> <text:s text:c="4"/><text:span text:style-name="T7">Answer: 2 packets. Because the client is directly asking for the particular IP address which the access point approves.</text:span></text:p>
      <text:p text:style-name="P3"/>
      <text:list xml:id="list165450774682588" text:continue-numbering="true" text:style-name="WW8Num1">
        <text:list-item>
          <text:p text:style-name="P6">What is my laptop’s IP address?</text:p>
        </text:list-item>
      </text:list>
      <text:p text:style-name="P20"><text:tab/> <text:s text:c="4"/><text:span text:style-name="T8">Answer: 192.168.0.2</text:span></text:p>
      <text:p text:style-name="P3"/>
      <text:list xml:id="list165451059390209" text:continue-numbering="true" text:style-name="WW8Num1">
        <text:list-item>
          <text:p text:style-name="P6">What is the IP address of the wireless interface of the Wifi access point?</text:p>
        </text:list-item>
      </text:list>
      <text:p text:style-name="P21"><text:tab/> <text:s text:c="4"/><text:span text:style-name="T9">Answer: 192.168.0.1</text:span></text:p>
      <text:p text:style-name="P3"/>
      <text:list xml:id="list165450851487446" text:continue-numbering="true" text:style-name="WW8Num1">
        <text:list-item>
          <text:p text:style-name="P6">The access point (router) is connected to the WAN, i.e.. the “rest of the Internet” through a wired interface </text:p>
          <text:list>
            <text:list-item>
              <text:p text:style-name="P6">What is the IP address of this interface?</text:p>
            </text:list-item>
          </text:list>
        </text:list-item>
      </text:list>
      <text:p text:style-name="P26">Answer: 180.151.244.118</text:p>
      <text:p text:style-name="P5"/>
      <text:list xml:id="list165450483620712" text:continue-numbering="true" text:style-name="WW8Num1">
        <text:list-item>
          <text:list>
            <text:list-item>
              <text:p text:style-name="P6">What is the subnet number of the network that this interface connects to? (in a.b.c.d/x notation)</text:p>
            </text:list-item>
          </text:list>
        </text:list-item>
      </text:list>
      <text:p text:style-name="Standard"><text:s text:c="19"/><text:span text:style-name="T10">Answer: 180.151.244.0/23</text:span></text:p>
      <text:p text:style-name="Standard"/>
      <text:p text:style-name="P5"/>
      <text:p text:style-name="P4">Now look at the laptopSSHtoLoginIITB trace (taken on laptop) and loginIITB_trace_ssh trace (taken on login.iitb). </text:p>
      <text:p text:style-name="P3"/>
      <text:list xml:id="list165452271744327" text:continue-numbering="true" text:style-name="WW8Num1">
        <text:list-item>
          <text:p text:style-name="P6">What is the IP address of my laptop as seen on “login.iitb.ac.in”?</text:p>
        </text:list-item>
      </text:list>
      <text:p text:style-name="P22"><text:s text:c="6"/>Answer: 180.151.244.118</text:p>
      <text:p text:style-name="P3"/>
      <text:list xml:id="list165451184969367" text:continue-numbering="true" text:style-name="WW8Num1">
        <text:list-item>
          <text:p text:style-name="P6">Where do you think the NAT is happening for my laptop’s address? Explain why you think so.</text:p>
          <text:p text:style-name="P12"><text:soft-page-break/>Answer: It's happening at the router <text:span text:style-name="T11">(Access point)</text:span> as it is assigning a one to one mapping of the hosts:<text:span text:style-name="T13">port</text:span> to a network address belonging to it's subnet.</text:p>
        </text:list-item>
      </text:list>
      <text:p text:style-name="Standard"/>
      <text:p text:style-name="Standard"/>
      <text:list xml:id="list165451505045718" text:continue-numbering="true" text:style-name="WW8Num1">
        <text:list-item>
          <text:p text:style-name="P6">What is the actual port number on the laptop of the first ssh connection?</text:p>
        </text:list-item>
      </text:list>
      <text:p text:style-name="P3"><text:s text:c="6"/><text:span text:style-name="T11">Answer: 1158</text:span></text:p>
      <text:p text:style-name="P3"/>
      <text:list xml:id="list165450216208162" text:continue-numbering="true" text:style-name="WW8Num1">
        <text:list-item>
          <text:p text:style-name="P6">What is the actual port number on the laptop of the second ssh connection?</text:p>
        </text:list-item>
      </text:list>
      <text:p text:style-name="Standard"><text:tab/> <text:s text:c="4"/><text:span text:style-name="T12">Answer: 1159</text:span></text:p>
      <text:p text:style-name="Standard"/>
      <text:list xml:id="list165452111315105" text:continue-numbering="true" text:style-name="WW8Num1">
        <text:list-item>
          <text:p text:style-name="P6">What must be the NAT table entry (in my ISP's NAT) corresponding to the ssh connections from my laptop? (Show both entries)</text:p>
        </text:list-item>
      </text:list>
      <text:p text:style-name="P13"><text:tab/> <text:s text:c="3"/><text:span text:style-name="T14">Answer: 10.168.0.2:1158 – 180.151.244.118:1055</text:span></text:p>
      <text:p text:style-name="P13"><text:span text:style-name="T14"><text:tab/><text:tab/><text:tab/> <text:s text:c="3"/>10.168.0.2:1159 – 180.151.244.118:1060</text:span></text:p>
      <text:p text:style-name="Standard"/>
      <text:p text:style-name="Standard"/>
      <text:list xml:id="list165452119701926" text:continue-numbering="true" text:style-name="WW8Num1">
        <text:list-item>
          <text:p text:style-name="P6">What is network address of the network that login.iitb is on? (a.b.c.d./x notation)</text:p>
        </text:list-item>
      </text:list>
      <text:p text:style-name="P14"><text:s text:c="7"/>–-<text:span text:style-name="T17">Answer: 10.105.0.0/16</text:span></text:p>
      <text:list xml:id="list165451695533154" text:continue-numbering="true" text:style-name="WW8Num1">
        <text:list-item>
          <text:list>
            <text:list-item>
              <text:p text:style-name="P6">What is its default router address?</text:p>
            </text:list-item>
          </text:list>
        </text:list-item>
      </text:list>
      <text:p text:style-name="P27"><text:s text:c="4"/><text:span text:style-name="T15">Answer: 10.105.250.1</text:span></text:p>
      <text:p text:style-name="P5"/>
      <text:list xml:id="list165451949633681" text:continue-numbering="true" text:style-name="WW8Num1">
        <text:list-item>
          <text:list>
            <text:list-item>
              <text:p text:style-name="P6">What is the default router’s MAC address?</text:p>
            </text:list-item>
          </text:list>
        </text:list-item>
      </text:list>
      <text:p text:style-name="P5"><text:s text:c="4"/>Answer<text:span text:style-name="T16">: 00.19.56.ed.66.c1</text:span></text:p>
      <text:p text:style-name="P5"/>
      <text:list xml:id="list165451287878477" text:continue-numbering="true" text:style-name="WW8Num1">
        <text:list-item>
          <text:p text:style-name="P6">What is login.iitb.ac.in’s internal (private) IP address? What is the actual port number at which the ssh connection is made?</text:p>
        </text:list-item>
      </text:list>
      <text:p text:style-name="P3"><text:s text:c="6"/><text:span text:style-name="T18">Answer: 10.105.1.14 , 22</text:span></text:p>
      <text:p text:style-name="P3"/>
      <text:list xml:id="list165450905747521" text:continue-numbering="true" text:style-name="WW8Num1">
        <text:list-item>
          <text:p text:style-name="P7">What <text:span text:style-name="T4">is <text:s/>login.iitb's <text:s/></text:span>IP address <text:span text:style-name="T3">&amp;</text:span> port number <text:span text:style-name="T2">for</text:span> the two ssh connections <text:span text:style-name="T5">- </text:span>AS SEEN BY my laptop?</text:p>
          <text:p text:style-name="P15">Answer: <text:span text:style-name="T17">103.21.126.139, </text:span>5022</text:p>
        </text:list-item>
      </text:list>
      <text:p text:style-name="Standard"/>
      <text:p text:style-name="Standard"/>
      <text:p text:style-name="Standard"/>
      <text:list xml:id="list165451747792499" text:continue-numbering="true" text:style-name="WW8Num1">
        <text:list-item>
          <text:p text:style-name="P6">What do you think is the table entry in IITB’s NAT corresponding to the two ssh connections from my laptop to login.iitb.ac.in?</text:p>
        </text:list-item>
      </text:list>
      <text:p text:style-name="P16"><text:tab/> <text:s text:c="4"/><text:span text:style-name="T19">Answer: 10.105.1.14,22 - <text:s/>103.21.126.139,5022</text:span></text:p>
      <text:p text:style-name="Standard"/>
      <text:p text:style-name="Standard"/>
      <text:list xml:id="list165451170803435" text:continue-numbering="true" text:style-name="WW8Num1">
        <text:list-item>
          <text:p text:style-name="P9">Label the <text:s/>diagram on the next page with all the interface addresses that are possible to be known (write the actual <text:s/>addresses, not NAT translations). Some samples of how to show this are shown, you have to show this for all interfaces that can be labeled with the given data. Also, write the approximate RTTs between the hops in the space shown. You may use multiple sources of information for this purpose – which may not have been taken for the same time. </text:p>
          <text:list>
            <text:list-item>
              <text:p text:style-name="P9">Find one (or more) samples of RTT between my laptop and login.iitb.</text:p>
              <text:p text:style-name="P17">Answer: 0.039091s <text:span text:style-name="T20">(39ms)</text:span></text:p>
            </text:list-item>
            <text:list-item>
              <text:p text:style-name="P9"><text:soft-page-break/>State whether you think the total RTT correlated well with the individual hop RTTs, if not why?</text:p>
              <text:p text:style-name="P18">Answer: Nopes. <text:span text:style-name="T21">The average Total of individual RTTs comes out to be 41 ms where as the total RTT is coming out to be 39ms for first two packets. </text:span>It's may be due to higher processing,transmission delays for traceroute packets in routers <text:span text:style-name="T21">as well as the network traffic during the traceroute</text:span>. <text:s text:c="2"/></text:p>
            </text:list-item>
            <text:list-item>
              <text:p text:style-name="P9">Suppose you are forced to guess the number of hops in the “unknown” area – how many do you think there are, and what is your reasoning behind your guess?</text:p>
            </text:list-item>
          </text:list>
        </text:list-item>
      </text:list>
      <text:p text:style-name="P2"><text:tab/><text:tab/><text:tab/> <text:s text:c="2"/><text:span text:style-name="T21">Answer: As there is not much difference between the total of individual RTTs and the total RTT and in traceRouteFromIITB we have traces till routers which are inside the network, I guess there should be one or zero hop in between. </text:span></text:p>
      <text:p text:style-name="P2"/>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p text:style-name="P2"/>
      <text:p text:style-name="P2"/>
      <text:p text:style-name="P2"/>
      <text:p text:style-name="P2"/>
      <text:p text:style-name="P2"/>
      <text:p text:style-name="P10"/>
      <text:p text:style-name="P24"><draw:frame draw:style-name="fr1" draw:name="graphics2" text:anchor-type="paragraph" svg:x="2.5465in" svg:y="0.1772in" svg:width="0.4299in" svg:height="0.4917in" draw:z-index="43"><draw:image xlink:href="Pictures/2000000F00000444000004E0B5B1A002.svm" xlink:type="simple" xlink:show="embed" xlink:actuate="onLoad"/></draw:frame><draw:frame text:anchor-type="paragraph" draw:z-index="20" draw:style-name="gr6" draw:text-style-name="P29" svg:width="0.8835in" svg:height="0.1921in" svg:x="2.4272in" svg:y="0.6638in"><draw:text-box><text:p><text:span text:style-name="T23">192.168.0.2</text:span></text:p></draw:text-box></draw:frame><draw:frame text:anchor-type="paragraph" draw:z-index="7" draw:style-name="gr5" svg:width="0.9205in" svg:height="0.2606in" svg:x="0.1055in" svg:y="0.861in"><draw:text-box><text:p>1 <text:s text:c="4"/>ms</text:p></draw:text-box></draw:frame><draw:line text:anchor-type="paragraph" draw:z-index="6" draw:style-name="gr4" draw:text-style-name="P30" svg:x1="1.1189in" svg:y1="0.5138in" svg:x2="1.1189in" svg:y2="1.4165in"><text:p/></draw:line><draw:frame text:anchor-type="paragraph" draw:z-index="2" draw:style-name="gr2" draw:text-style-name="P29" svg:width="0.728in" svg:height="0.5425in" svg:x="1.6646in" svg:y="0.2457in"><draw:text-box><text:p><text:span text:style-name="T23">ProfVarshaApte <text:s/>(my laptop)</text:span></text:p></draw:text-box></draw:frame><text:soft-page-break/></text:p>
      <text:p text:style-name="P24"><draw:frame text:anchor-type="paragraph" draw:z-index="21" draw:style-name="gr6" svg:width="0.8835in" svg:height="0.1925in" svg:x="2.4354in" svg:y="0.0638in"><draw:text-box><text:p>192.168.0.1</text:p></draw:text-box></draw:frame></text:p>
      <text:p text:style-name="P24"><draw:frame draw:style-name="fr1" draw:name="graphics1" text:anchor-type="paragraph" svg:x="2.5201in" svg:y="0.0563in" svg:width="0.4465in" svg:height="0.4374in" draw:z-index="0"><draw:image xlink:href="Pictures/2000000F0000046E00000458778E4864.svm" xlink:type="simple" xlink:show="embed" xlink:actuate="onLoad"/></draw:frame><draw:line text:anchor-type="paragraph" draw:z-index="8" draw:style-name="gr4" draw:text-style-name="P30" svg:x1="1.1189in" svg:y1="0.3953in" svg:x2="1.1189in" svg:y2="1.298in"><text:p/></draw:line><draw:frame text:anchor-type="paragraph" draw:z-index="9" draw:style-name="gr5" svg:width="0.9205in" svg:height="0.2606in" svg:x="0.1055in" svg:y="0.7425in"><draw:text-box><text:p>9 <text:s/>ms</text:p></draw:text-box></draw:frame><draw:frame text:anchor-type="paragraph" draw:z-index="22" draw:style-name="gr6" draw:text-style-name="P29" svg:width="1.2579in" svg:height="0.1921in" svg:x="2.4602in" svg:y="0.472in"><draw:text-box><text:p><text:span text:style-name="T23">180.151.244.118</text:span></text:p></draw:text-box></draw:frame></text:p>
      <text:p text:style-name="P24"><draw:frame draw:style-name="fr1" draw:name="graphics4" text:anchor-type="paragraph" svg:x="2.4772in" svg:y="0.339in" svg:width="0.4862in" svg:height="0.2409in" draw:z-index="41"><draw:image xlink:href="Pictures/2000005C000004D300000264F8EB11E7.svm" xlink:type="simple" xlink:show="embed" xlink:actuate="onLoad"/></draw:frame><draw:frame text:anchor-type="paragraph" draw:z-index="11" draw:style-name="gr5" svg:width="0.9205in" svg:height="0.2606in" svg:x="0.1055in" svg:y="0.7425in"><draw:text-box><text:p>3 ms</text:p></draw:text-box></draw:frame><draw:frame text:anchor-type="paragraph" draw:z-index="13" draw:style-name="gr5" svg:width="0.9205in" svg:height="0.2606in" svg:x="0.1055in" svg:y="1.6453in"><draw:text-box><text:p>35 <text:s text:c="4"/>ms</text:p></draw:text-box></draw:frame><draw:frame text:anchor-type="paragraph" draw:z-index="23" draw:style-name="gr6" draw:text-style-name="P29" svg:width="0.8835in" svg:height="0.1921in" svg:x="2.4689in" svg:y="0.1193in"><draw:text-box><text:p><text:span text:style-name="T23">180.151.244.1</text:span></text:p></draw:text-box></draw:frame></text:p>
      <text:p text:style-name="P24"><draw:line text:anchor-type="paragraph" draw:z-index="10" draw:style-name="gr4" draw:text-style-name="P30" svg:x1="1.1189in" svg:y1="0.3878in" svg:x2="1.1189in" svg:y2="1.2906in"><text:p/></draw:line></text:p>
      <text:p text:style-name="P24"><draw:frame draw:style-name="fr1" draw:name="graphics3" text:anchor-type="paragraph" svg:x="2.5165in" svg:y="0.5417in" svg:width="0.4862in" svg:height="0.2409in" draw:z-index="39"><draw:image xlink:href="Pictures/2000005C000004D300000264F8EB11E7.svm" xlink:type="simple" xlink:show="embed" xlink:actuate="onLoad"/></draw:frame></text:p>
      <text:p text:style-name="P24"><draw:frame draw:style-name="fr1" draw:name="graphics11" text:anchor-type="paragraph" svg:x="5.0118in" svg:y="0.1728in" svg:width="0.4862in" svg:height="0.2409in" draw:z-index="51"><draw:image xlink:href="Pictures/2000005C000004D300000264F8EB11E7.svm" xlink:type="simple" xlink:show="embed" xlink:actuate="onLoad"/></draw:frame><draw:line text:anchor-type="paragraph" draw:z-index="12" draw:style-name="gr4" draw:text-style-name="P30" svg:x1="1.1189in" svg:y1="0.4524in" svg:x2="1.1189in" svg:y2="1.3551in"><text:p/></draw:line><draw:frame text:anchor-type="paragraph" draw:z-index="24" draw:style-name="gr6" draw:text-style-name="P29" svg:width="0.8835in" svg:height="0.1921in" svg:x="2.5354in" svg:y="0.0945in"><draw:text-box><text:p><text:span text:style-name="T23">125.63.82.209</text:span></text:p></draw:text-box></draw:frame><draw:frame text:anchor-type="paragraph" draw:z-index="28" draw:style-name="gr5" svg:width="0.9205in" svg:height="0.2606in" svg:x="5.4043in" svg:y="0.5472in"><draw:text-box><text:p><text:s text:c="3"/>0.037 ms</text:p></draw:text-box></draw:frame><draw:line text:anchor-type="paragraph" draw:z-index="29" draw:style-name="gr4" draw:text-style-name="P30" svg:x1="5.272in" svg:y1="0.4488in" svg:x2="5.272in" svg:y2="1.3516in"><text:p/></draw:line><draw:frame text:anchor-type="paragraph" draw:z-index="54" draw:style-name="gr6" draw:text-style-name="P29" svg:width="0.8835in" svg:height="0.1921in" svg:x="5.4972in" svg:y="0.3598in"><draw:text-box><text:p><text:span text:style-name="T23">10.201.250.100</text:span></text:p></draw:text-box></draw:frame></text:p>
      <text:p text:style-name="P24"><draw:frame text:anchor-type="paragraph" draw:z-index="35" draw:style-name="gr6" draw:text-style-name="P29" svg:width="0.8835in" svg:height="0.1921in" svg:x="2.4807in" svg:y="0.078in"><draw:text-box><text:p><text:span text:style-name="T23">203.122.61.73</text:span></text:p></draw:text-box></draw:frame></text:p>
      <text:p text:style-name="P25"><draw:frame draw:style-name="fr1" draw:name="graphics9" text:anchor-type="paragraph" svg:x="2.5736in" svg:y="0.1256in" svg:width="0.4862in" svg:height="0.2409in" draw:z-index="40"><draw:image xlink:href="Pictures/2000005C000004D300000264F8EB11E7.svm" xlink:type="simple" xlink:show="embed" xlink:actuate="onLoad"/></draw:frame><draw:frame draw:style-name="fr1" draw:name="Image2" text:anchor-type="paragraph" svg:x="5.0118in" svg:y="0.3772in" svg:width="0.4862in" svg:height="0.2409in" draw:z-index="53"><draw:image xlink:href="Pictures/2000005C000004D300000264F8EB11E7.svm" xlink:type="simple" xlink:show="embed" xlink:actuate="onLoad"/></draw:frame><draw:line text:anchor-type="paragraph" draw:z-index="16" draw:style-name="gr4" draw:text-style-name="P30" svg:x1="5.2811in" svg:y1="0.7291in" svg:x2="5.2811in" svg:y2="1.6319in"><text:p/></draw:line><draw:line text:anchor-type="paragraph" draw:z-index="30" draw:style-name="gr4" draw:text-style-name="P30" svg:x1="1.1189in" svg:y1="0.5319in" svg:x2="1.1189in" svg:y2="1.4346in"><text:p/></draw:line><draw:frame text:anchor-type="paragraph" draw:z-index="52" draw:style-name="gr6" draw:text-style-name="P29" svg:width="0.8835in" svg:height="0.1921in" svg:x="5.478in" svg:y="0.6618in"><draw:text-box><text:p><text:span text:style-name="T23">192.0.20.2</text:span></text:p></draw:text-box></draw:frame></text:p>
      <text:p text:style-name="P24"><draw:frame text:anchor-type="paragraph" draw:z-index="33" draw:style-name="gr5" svg:width="0.9205in" svg:height="0.2606in" svg:x="-0.0445in" svg:y="0.1201in"><draw:text-box><text:p><text:s/>3 ms</text:p></draw:text-box></draw:frame></text:p>
      <text:p text:style-name="P24"><draw:frame draw:style-name="fr1" draw:name="graphics8" text:anchor-type="paragraph" svg:x="2.5638in" svg:y="0.3764in" svg:width="0.4862in" svg:height="0.2409in" draw:z-index="36"><draw:image xlink:href="Pictures/2000005C000004D300000264F8EB11E7.svm" xlink:type="simple" xlink:show="embed" xlink:actuate="onLoad"/></draw:frame><draw:frame text:anchor-type="paragraph" draw:z-index="17" draw:style-name="gr5" svg:width="0.9205in" svg:height="0.2606in" svg:x="5.4126in" svg:y="0.052in"><draw:text-box><text:p>0.412 ms</text:p></draw:text-box></draw:frame><draw:frame text:anchor-type="paragraph" draw:z-index="25" draw:style-name="gr6" draw:text-style-name="P29" svg:width="0.8835in" svg:height="0.1921in" svg:x="2.4335in" svg:y="0.1228in"><draw:text-box><text:p><text:span text:style-name="T23">218.100.48.28 </text:span></text:p></draw:text-box></draw:frame></text:p>
      <text:p text:style-name="P24"><draw:frame draw:style-name="fr1" draw:name="graphics12" text:anchor-type="paragraph" svg:x="5.0646in" svg:y="0.5528in" svg:width="0.4862in" svg:height="0.2409in" draw:z-index="5"><draw:image xlink:href="Pictures/2000005C000004D300000264F8EB11E7.svm" xlink:type="simple" xlink:show="embed" xlink:actuate="onLoad"/></draw:frame><draw:line text:anchor-type="paragraph" draw:z-index="15" draw:style-name="gr4" draw:text-style-name="P30" svg:x1="5.3311in" svg:y1="0.8764in" svg:x2="5.3311in" svg:y2="1.7791in"><text:p/></draw:line><draw:line text:anchor-type="paragraph" draw:z-index="31" draw:style-name="gr4" draw:text-style-name="P30" svg:x1="1.1185in" svg:y1="0.3909in" svg:x2="1.1185in" svg:y2="1.2937in"><text:p/></draw:line><draw:frame text:anchor-type="paragraph" draw:z-index="32" draw:style-name="gr5" svg:width="0.9205in" svg:height="0.2606in" svg:x="-0.0319in" svg:y="0.6634in"><draw:text-box><text:p>29 <text:s text:c="2"/>ms</text:p></draw:text-box></draw:frame><draw:frame text:anchor-type="paragraph" draw:z-index="50" draw:style-name="gr7" draw:text-style-name="P29" svg:width="0.8835in" svg:height="0.1598in" svg:x="5.6028in" svg:y="0.8693in"><draw:text-box><text:p><text:span text:style-name="T23">10.250.105.1</text:span></text:p></draw:text-box></draw:frame></text:p>
      <text:p text:style-name="P24"><draw:frame draw:style-name="fr2" draw:name="graphics5" text:anchor-type="paragraph" svg:x="2.5937in" svg:y="0.3634in" svg:width="0.4862in" svg:height="0.2409in" draw:z-index="4"><draw:image xlink:href="Pictures/2000005C000004D300000264F8EB11E7.svm" xlink:type="simple" xlink:show="embed" xlink:actuate="onLoad"/></draw:frame><draw:frame text:anchor-type="paragraph" draw:z-index="37" draw:style-name="gr6" draw:text-style-name="P29" svg:width="0.8835in" svg:height="0.1921in" svg:x="2.4661in" svg:y="0.1311in"><draw:text-box><text:p><text:span text:style-name="T23">182.19.105.73</text:span></text:p></draw:text-box></draw:frame></text:p>
      <text:p text:style-name="P24"><draw:frame text:anchor-type="paragraph" draw:z-index="14" draw:style-name="gr5" svg:width="0.9205in" svg:height="0.2606in" svg:x="5.5374in" svg:y="0.1429in"><draw:text-box><text:p><text:s/>-0.072 ms</text:p></draw:text-box></draw:frame><draw:line text:anchor-type="paragraph" draw:z-index="44" draw:style-name="gr4" draw:text-style-name="P30" svg:x1="1.152in" svg:y1="0.2913in" svg:x2="1.152in" svg:y2="1.1941in"><text:p/></draw:line></text:p>
      <text:p text:style-name="P24"><draw:frame draw:style-name="fr1" draw:name="graphics13" text:anchor-type="paragraph" svg:x="5.1189in" svg:y="0.0543in" svg:width="0.4862in" svg:height="0.2409in" draw:z-index="27"><draw:image xlink:href="Pictures/2000005C000004D300000264F8EB11E7.svm" xlink:type="simple" xlink:show="embed" xlink:actuate="onLoad"/></draw:frame><draw:line text:anchor-type="paragraph" draw:z-index="18" draw:style-name="gr4" draw:text-style-name="P30" svg:x1="5.3815in" svg:y1="0.3236in" svg:x2="5.3815in" svg:y2="1.2264in"><text:p/></draw:line><draw:frame text:anchor-type="paragraph" draw:z-index="45" draw:style-name="gr5" svg:width="0.9205in" svg:height="0.2606in" svg:x="-0.0256in" svg:y="0.0516in"><draw:text-box><text:p>6 <text:s/>ms</text:p></draw:text-box></draw:frame><draw:frame text:anchor-type="paragraph" draw:z-index="49" draw:style-name="gr7" draw:text-style-name="P29" svg:width="0.8835in" svg:height="0.1598in" svg:x="5.5957in" svg:y="0.3236in"><draw:text-box><text:p><text:span text:style-name="T23">10.105.250.1</text:span></text:p></draw:text-box></draw:frame></text:p>
      <text:p text:style-name="P24"><draw:frame text:anchor-type="paragraph" draw:z-index="19" draw:style-name="gr5" svg:width="0.9205in" svg:height="0.2606in" svg:x="5.6327in" svg:y="0.1236in"><draw:text-box><text:p>1.069 <text:s text:c="2"/>ms</text:p></draw:text-box></draw:frame><draw:frame text:anchor-type="paragraph" draw:z-index="38" draw:style-name="gr6" draw:text-style-name="P29" svg:width="0.8835in" svg:height="0.1921in" svg:x="2.5909in" svg:y="0.0063in"><draw:text-box><text:p><text:span text:style-name="T23">115.114.89.38</text:span></text:p></draw:text-box></draw:frame></text:p>
      <text:p text:style-name="P24"><draw:frame draw:style-name="fr1" draw:name="graphics10" text:anchor-type="paragraph" svg:x="2.6972in" svg:y="0.0437in" svg:width="0.4862in" svg:height="0.2409in" draw:z-index="42"><draw:image xlink:href="Pictures/2000005C000004D300000264F8EB11E7.svm" xlink:type="simple" xlink:show="embed" xlink:actuate="onLoad"/></draw:frame><draw:line text:anchor-type="paragraph" draw:z-index="46" draw:style-name="gr4" draw:text-style-name="P30" svg:x1="1.152in" svg:y1="0.1366in" svg:x2="1.152in" svg:y2="1.0394in"><text:p/></draw:line></text:p>
      <text:p text:style-name="P24"><draw:frame text:anchor-type="paragraph" draw:z-index="47" draw:style-name="gr5" svg:width="0.9205in" svg:height="0.2606in" svg:x="-0.0256in" svg:y="0.0516in"><draw:text-box><text:p>____ <text:s text:c="5"/>ms</text:p></draw:text-box></draw:frame><draw:frame text:anchor-type="paragraph" draw:z-index="48" draw:style-name="gr7" draw:text-style-name="P29" svg:width="0.8835in" svg:height="0.1598in" svg:x="5.4772in" svg:y="0.0791in"><draw:text-box><text:p><text:span text:style-name="T23">10.105.1.14</text:span></text:p></draw:text-box></draw:frame></text:p>
      <text:p text:style-name="P23"><draw:frame draw:style-name="fr1" draw:name="Image1" text:anchor-type="paragraph" svg:x="5.1217in" svg:y="0.0472in" svg:width="0.6339in" svg:height="0.7193in" draw:z-index="26"><draw:image xlink:href="Pictures/2000000700001195000011953DE89E53.svm" xlink:type="simple" xlink:show="embed" xlink:actuate="onLoad"/></draw:frame><draw:frame draw:style-name="fr1" draw:name="graphics6" text:anchor-type="paragraph" svg:x="2.6508in" svg:y="0.1709in" svg:width="0.65in" svg:height="0.648in" draw:z-index="34"><draw:image xlink:href="Pictures/2000000E0000201100000A0AFE9BA159.svm" xlink:type="simple" xlink:show="embed" xlink:actuate="onLoad"/></draw:frame><draw:frame text:anchor-type="paragraph" draw:z-index="3" draw:style-name="gr3" draw:text-style-name="P29" svg:width="0.9587in" svg:height="0.2461in" svg:x="-0.7835in" svg:y="0.2091in"><draw:text-box><text:p><text:span text:style-name="T23">login.iitb.ac.in</text:span></text:p></draw:text-box></draw:frame></text:p>
      <text:p text:style-name="P23"><draw:frame text:anchor-type="paragraph" draw:z-index="1" draw:style-name="gr1" svg:width="1.2961in" svg:height="0.2039in" svg:x="-3.3563in" svg:y="0.3047in"><draw:text-box><text:p>Unknown hop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3" svg:font-family="Tahoma"/>
    <style:font-face style:name="F" svg:font-family="" style:font-family-generic="roman"/>
    <style:font-face style:name="Tahoma" svg:font-family="Tahoma" style:font-family-generic="swiss"/>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Arial Unicode MS'"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style:font-family-generic="swiss" style:font-pitch="variable" fo:font-size="16pt" fo:font-style="normal" fo:font-weight="bold" style:letter-kerning="true" style:font-size-asian="16pt" style:font-style-asian="normal"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style:font-family-generic="swiss" style:font-pitch="variable" fo:font-size="13pt" fo:font-weight="bold" style:font-size-asian="13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style:font-family-generic="swiss" style:font-pitch="variable" fo:font-size="11pt" style:font-size-asian="11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047in" fo:page-height="10.9854in" style:num-format="1" style:print-orientation="portrait" fo:margin-top="1in" fo:margin-bottom="1in" fo:margin-left="0.7874in" fo:margin-right="0.8661in" style:writing-mode="lr-tb" style:layout-grid-color="#c0c0c0" style:layout-grid-lines="45" style:layout-grid-base-height="0.1992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047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initial-creator>admin</meta:initial-creator>
    <meta:creation-date>2014-09-23T22:04:00</meta:creation-date>
    <dc:date>2014-09-24T16:54:50.093348159</dc:date>
    <meta:editing-cycles>117</meta:editing-cycles>
    <meta:editing-duration>PT6H34M23S</meta:editing-duration>
    <meta:generator>LibreOffice/4.2.6.3$Linux_X86_64 LibreOffice_project/420m0$Build-3</meta:generator>
    <meta:document-statistic meta:table-count="0" meta:image-count="14" meta:object-count="0" meta:page-count="4" meta:paragraph-count="54" meta:word-count="710" meta:character-count="4333" meta:non-whitespace-character-count="3553"/>
    <meta:user-defined meta:name="KSOProductBuildVer">1033-9.1.0.4758</meta:user-defined>
  </office:meta>
</office:document-meta>
</file>